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Courier New1" svg:font-family="'Courier New'" style:font-family-generic="modern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.7cm" style:rel-column-width="6553*"/>
    </style:style>
    <style:style style:name="Tabelle2.J" style:family="table-column">
      <style:table-column-properties style:column-width="1.7cm" style:rel-column-width="6558*"/>
    </style:style>
    <style:style style:name="Tabelle2.A1" style:family="table-cell">
      <style:table-cell-properties style:vertical-align="middle" fo:padding="0.097cm" fo:border="none"/>
    </style:style>
    <style:style style:name="Tabelle2.B1" style:family="table-cell">
      <style:table-cell-properties style:vertical-align="middle" fo:padding="0.097cm" fo:border-left="0.5pt solid #000000" fo:border-right="0.5pt solid #000000" fo:border-top="0.5pt solid #000000" fo:border-bottom="none"/>
    </style:style>
    <style:style style:name="Tabelle2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2.J1" style:family="table-cell">
      <style:table-cell-properties style:vertical-align="middle" fo:padding="0.097cm" fo:border="0.05pt solid #000000"/>
    </style:style>
    <style:style style:name="Tabelle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le2.C2" style:family="table-cell">
      <style:table-cell-properties style:vertical-align="middle" fo:padding="0.097cm" fo:border-left="none" fo:border-right="none" fo:border-top="none" fo:border-bottom="0.5pt solid #000000"/>
    </style:style>
    <style:style style:name="Tabelle2.H2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Tabelle2.B3" style:family="table-cell">
      <style:table-cell-properties style:vertical-align="middle" fo:background-color="#ffff66" fo:padding="0.097cm" fo:border-left="0.05pt solid #000000" fo:border-right="none" fo:border-top="none" fo:border-bottom="0.05pt solid #000000">
        <style:background-image/>
      </style:table-cell-properties>
    </style:style>
    <style:style style:name="Tabelle2.C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2.E3" style:family="table-cell">
      <style:table-cell-properties style:vertical-align="middle" fo:background-color="#66ff66" fo:padding="0.097cm" fo:border-left="0.05pt solid #000000" fo:border-right="none" fo:border-top="none" fo:border-bottom="0.05pt solid #000000">
        <style:background-image/>
      </style:table-cell-properties>
    </style:style>
    <style:style style:name="Tabelle2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J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2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J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2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J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2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J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2.I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J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2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J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2.I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J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.889cm" style:rel-column-width="7281*"/>
    </style:style>
    <style:style style:name="Tabelle4.I" style:family="table-column">
      <style:table-column-properties style:column-width="1.891cm" style:rel-column-width="7287*"/>
    </style:style>
    <style:style style:name="Tabelle4.A1" style:family="table-cell">
      <style:table-cell-properties style:vertical-align="middle" fo:padding="0.097cm" fo:border="none"/>
    </style:style>
    <style:style style:name="Tabelle4.B1" style:family="table-cell">
      <style:table-cell-properties style:vertical-align="middle" fo:padding="0.097cm" fo:border-left="0.5pt solid #000000" fo:border-right="0.5pt solid #000000" fo:border-top="0.5pt solid #000000" fo:border-bottom="none"/>
    </style:style>
    <style:style style:name="Tabelle4.I1" style:family="table-cell">
      <style:table-cell-properties style:vertical-align="middle" fo:padding="0.097cm" fo:border="0.05pt solid #000000"/>
    </style:style>
    <style:style style:name="Tabelle4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le4.C2" style:family="table-cell">
      <style:table-cell-properties style:vertical-align="middle" fo:padding="0.097cm" fo:border-left="none" fo:border-right="none" fo:border-top="none" fo:border-bottom="0.5pt solid #000000"/>
    </style:style>
    <style:style style:name="Tabelle4.H2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Tabelle4.B3" style:family="table-cell">
      <style:table-cell-properties style:vertical-align="middle" fo:background-color="#66ff66" fo:padding="0.097cm" fo:border-left="0.05pt solid #000000" fo:border-right="none" fo:border-top="none" fo:border-bottom="0.05pt solid #000000">
        <style:background-image/>
      </style:table-cell-properties>
    </style:style>
    <style:style style:name="Tabelle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C4" style:family="table-cell">
      <style:table-cell-properties style:vertical-align="middle"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Tabelle4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1.699cm" style:rel-column-width="6548*"/>
    </style:style>
    <style:style style:name="Tabelle5.B" style:family="table-column">
      <style:table-column-properties style:column-width="1.7cm" style:rel-column-width="6554*"/>
    </style:style>
    <style:style style:name="Tabelle5.J" style:family="table-column">
      <style:table-column-properties style:column-width="1.704cm" style:rel-column-width="6567*"/>
    </style:style>
    <style:style style:name="Tabelle5.A1" style:family="table-cell">
      <style:table-cell-properties style:vertical-align="middle" fo:padding="0.097cm" fo:border="none"/>
    </style:style>
    <style:style style:name="Tabelle5.B1" style:family="table-cell">
      <style:table-cell-properties style:vertical-align="middle" fo:padding="0.097cm" fo:border-left="0.5pt solid #000000" fo:border-right="0.5pt solid #000000" fo:border-top="0.5pt solid #000000" fo:border-bottom="none"/>
    </style:style>
    <style:style style:name="Tabelle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5.J1" style:family="table-cell">
      <style:table-cell-properties style:vertical-align="middle" fo:padding="0.097cm" fo:border="0.05pt solid #000000"/>
    </style:style>
    <style:style style:name="Tabelle5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le5.C2" style:family="table-cell">
      <style:table-cell-properties style:vertical-align="middle" fo:padding="0.097cm" fo:border-left="none" fo:border-right="none" fo:border-top="none" fo:border-bottom="0.5pt solid #000000"/>
    </style:style>
    <style:style style:name="Tabelle5.H2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Tabelle5.B3" style:family="table-cell">
      <style:table-cell-properties style:vertical-align="middle" fo:background-color="#ffff66" fo:padding="0.097cm" fo:border-left="0.05pt solid #000000" fo:border-right="none" fo:border-top="none" fo:border-bottom="0.05pt solid #000000">
        <style:background-image/>
      </style:table-cell-properties>
    </style:style>
    <style:style style:name="Tabelle5.C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J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5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J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5.C5" style:family="table-cell">
      <style:table-cell-properties style:vertical-align="middle" fo:background-color="#66ff66" fo:padding="0.097cm" fo:border-left="0.05pt solid #000000" fo:border-right="none" fo:border-top="none" fo:border-bottom="0.05pt solid #000000">
        <style:background-image/>
      </style:table-cell-properties>
    </style:style>
    <style:style style:name="Tabelle5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J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5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J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5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I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J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J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5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I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J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5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I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J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04754c5" officeooo:paragraph-rsid="004754c5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2pt" fo:font-style="italic" officeooo:rsid="00480633" officeooo:paragraph-rsid="004888ae" style:font-size-asian="12pt" style:font-style-asian="italic" style:font-size-complex="12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2pt" fo:font-style="italic" officeooo:rsid="00480633" officeooo:paragraph-rsid="004c996a" style:font-size-asian="12pt" style:font-style-asian="italic" style:font-size-complex="12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2pt" fo:font-style="italic" officeooo:rsid="00480633" officeooo:paragraph-rsid="004db781" style:font-size-asian="12pt" style:font-style-asian="italic" style:font-size-complex="12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12pt" fo:font-style="italic" officeooo:rsid="00484b98" officeooo:paragraph-rsid="004c996a" style:font-size-asian="12pt" style:font-style-asian="italic" style:font-size-complex="12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2pt" fo:font-style="italic" officeooo:rsid="004db624" officeooo:paragraph-rsid="004db781" style:font-size-asian="12pt" style:font-style-asian="italic" style:font-size-complex="12pt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480633" officeooo:paragraph-rsid="004888ae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paragraph-rsid="004888ae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4888ae" officeooo:paragraph-rsid="004888ae" style:font-size-asian="12pt" style:font-weight-asian="bold" style:font-size-complex="12pt" style:font-weight-complex="bold"/>
    </style:style>
    <style:style style:name="P12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erif" fo:font-size="12pt" fo:font-weight="bold" officeooo:rsid="004888ae" officeooo:paragraph-rsid="004888ae" style:font-size-asian="12pt" style:font-weight-asian="bold" style:font-size-complex="12pt" style:font-weight-complex="bold"/>
    </style:style>
    <style:style style:name="P13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text-properties style:font-name="Liberation Serif" fo:font-size="12pt" fo:font-weight="normal" officeooo:rsid="00302cb3" officeooo:paragraph-rsid="004754c5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302cb3" officeooo:paragraph-rsid="004888ae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302cb3" officeooo:paragraph-rsid="004c996a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302cb3" officeooo:paragraph-rsid="004db781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498f68" officeooo:paragraph-rsid="00497bac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498f68" officeooo:paragraph-rsid="004cabf7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498f68" officeooo:paragraph-rsid="004ccdd7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4cabf7" officeooo:paragraph-rsid="004cabf7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weight="normal" officeooo:rsid="0049ffa6" officeooo:paragraph-rsid="004cabf7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font-style="normal" fo:font-weight="normal" officeooo:rsid="00498f68" officeooo:paragraph-rsid="004ccdd7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style:font-name="Liberation Serif" fo:font-size="12pt" fo:font-style="normal" style:text-underline-style="none" fo:font-weight="normal" officeooo:rsid="004ccdd7" officeooo:paragraph-rsid="004ccdd7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style:font-name="Liberation Serif" fo:font-size="12pt" fo:font-style="italic" fo:font-weight="normal" officeooo:rsid="00498f68" officeooo:paragraph-rsid="004cabf7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text-properties style:font-name="Liberation Serif" fo:font-size="12pt" fo:font-style="italic" fo:font-weight="normal" officeooo:rsid="00498f68" officeooo:paragraph-rsid="00497bac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text-properties style:font-name="Liberation Serif" fo:font-size="14pt" fo:font-weight="bold" officeooo:rsid="0049317c" officeooo:paragraph-rsid="0049317c" style:font-size-asian="14pt" style:font-weight-asian="bold" style:font-size-complex="14pt" style:font-weight-complex="bold"/>
    </style:style>
    <style:style style:name="P30" style:family="paragraph" style:parent-style-name="Standard">
      <style:text-properties style:font-name="Liberation Serif" fo:font-size="14pt" fo:font-weight="bold" officeooo:rsid="004c996a" officeooo:paragraph-rsid="004c996a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517a26" style:font-size-asian="10pt" style:font-style-asian="normal" style:font-size-complex="10pt" style:font-style-complex="normal"/>
    </style:style>
    <style:style style:name="P32" style:family="paragraph" style:parent-style-name="Standard">
      <style:text-properties style:font-name="Courier New" fo:font-size="11pt" fo:font-style="normal" fo:font-weight="normal" officeooo:rsid="00498f68" officeooo:paragraph-rsid="00497bac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text-properties style:font-name="Courier New" fo:font-size="11pt" fo:font-style="normal" fo:font-weight="normal" officeooo:rsid="00498f68" officeooo:paragraph-rsid="004b5dc2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text-properties style:font-name="Courier New" fo:font-size="11pt" fo:font-style="italic" fo:font-weight="normal" officeooo:rsid="00498f68" officeooo:paragraph-rsid="00497bac" style:font-size-asian="11pt" style:font-style-asian="italic" style:font-weight-asian="normal" style:font-size-complex="11pt" style:font-style-complex="italic" style:font-weight-complex="normal"/>
    </style:style>
    <style:style style:name="P35" style:family="paragraph" style:parent-style-name="Standard">
      <style:text-properties style:font-name="Courier New" fo:font-size="12pt" fo:font-weight="normal" officeooo:rsid="0049ffa6" officeooo:paragraph-rsid="004cabf7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Courier New" fo:font-size="12pt" fo:font-style="italic" fo:font-weight="normal" officeooo:rsid="0049ffa6" officeooo:paragraph-rsid="004cabf7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text-properties officeooo:paragraph-rsid="004c996a"/>
    </style:style>
    <style:style style:name="P38" style:family="paragraph" style:parent-style-name="Standard">
      <style:paragraph-properties fo:margin-top="0.199cm" fo:margin-bottom="0cm" loext:contextual-spacing="false"/>
      <style:text-properties style:font-name="Liberation Serif" fo:font-size="12pt" fo:font-style="normal" fo:font-weight="normal" officeooo:rsid="00498f68" officeooo:paragraph-rsid="004cabf7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break-before="page"/>
      <style:text-properties style:font-name="Liberation Serif" fo:font-size="12pt" fo:font-weight="normal" officeooo:rsid="00498f68" officeooo:paragraph-rsid="004cabf7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break-before="page"/>
      <style:text-properties style:font-name="Liberation Serif" fo:font-size="14pt" fo:font-weight="bold" officeooo:rsid="004db781" officeooo:paragraph-rsid="004db781" style:font-size-asian="14pt" style:font-weight-asian="bold" style:font-size-complex="14pt" style:font-weight-complex="bold"/>
    </style:style>
    <style:style style:name="P41" style:family="paragraph" style:parent-style-name="Standard">
      <style:paragraph-properties fo:margin-top="0cm" fo:margin-bottom="0cm" loext:contextual-spacing="false"/>
      <style:text-properties style:font-name="Liberation Serif" fo:font-size="12pt" fo:font-weight="normal" officeooo:rsid="00302cb3" officeooo:paragraph-rsid="004cabf7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top="0cm" fo:margin-bottom="0cm" loext:contextual-spacing="false"/>
      <style:text-properties style:font-name="Liberation Serif" fo:font-size="12pt" fo:font-weight="normal" officeooo:rsid="00302cb3" officeooo:paragraph-rsid="004db781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top="0cm" fo:margin-bottom="0cm" loext:contextual-spacing="false"/>
      <style:text-properties style:font-name="Liberation Serif" fo:font-size="12pt" fo:font-weight="normal" officeooo:rsid="00302cb3" officeooo:paragraph-rsid="004df7f5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top="0cm" fo:margin-bottom="0cm" loext:contextual-spacing="false"/>
      <style:text-properties style:font-name="Liberation Serif" fo:font-size="12pt" style:text-underline-style="solid" style:text-underline-width="auto" style:text-underline-color="font-color" fo:font-weight="normal" officeooo:rsid="00302cb3" officeooo:paragraph-rsid="004cabf7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style="normal" fo:font-weight="normal" officeooo:rsid="01e03e6a" officeooo:paragraph-rsid="00517a26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>
      <style:paragraph-properties fo:margin-top="0cm" fo:margin-bottom="0cm" loext:contextual-spacing="false"/>
      <style:text-properties style:font-name="Courier New" fo:font-size="12pt" fo:font-weight="normal" officeooo:rsid="00302cb3" officeooo:paragraph-rsid="004cabf7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top="0cm" fo:margin-bottom="0cm" loext:contextual-spacing="false"/>
      <style:text-properties style:font-name="Courier New" fo:font-size="12pt" fo:font-style="italic" fo:font-weight="normal" officeooo:rsid="00302cb3" officeooo:paragraph-rsid="004cabf7" style:font-size-asian="12pt" style:font-style-asian="italic" style:font-weight-asian="normal" style:font-size-complex="12pt" style:font-style-complex="italic" style:font-weight-complex="normal"/>
    </style:style>
    <style:style style:name="P48" style:family="paragraph" style:parent-style-name="Standard">
      <style:paragraph-properties fo:margin-top="0cm" fo:margin-bottom="0cm" loext:contextual-spacing="false" fo:break-before="page"/>
      <style:text-properties style:font-name="Liberation Serif" fo:font-size="12pt" fo:font-weight="normal" officeooo:rsid="00302cb3" officeooo:paragraph-rsid="004cabf7" style:font-size-asian="12pt" style:font-weight-asian="normal" style:font-size-complex="12pt" style:font-weight-complex="normal"/>
    </style:style>
    <style:style style:name="P49" style:family="paragraph" style:parent-style-name="Standard" style:list-style-name="">
      <style:paragraph-properties fo:text-align="center" style:justify-single-word="false"/>
      <style:text-properties style:font-name="Courier New1" fo:font-weight="bold" style:font-weight-asian="bold" style:font-name-complex="Courier New1"/>
    </style:style>
    <style:style style:name="P50" style:family="paragraph" style:parent-style-name="Standard" style:list-style-name="">
      <style:paragraph-properties fo:text-align="center" style:justify-single-word="false" style:snap-to-layout-grid="false"/>
      <style:text-properties style:font-name="Courier New1" fo:font-weight="bold" style:font-weight-asian="bold" style:font-name-complex="Courier New1"/>
    </style:style>
    <style:style style:name="P5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style:font-name="Times New Roman1" fo:font-size="12pt"/>
    </style:style>
    <style:style style:name="T3" style:family="text">
      <style:text-properties style:font-name="Times New Roman1" fo:font-size="12pt" officeooo:rsid="0058126a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49d3b4" style:font-style-asian="italic" style:font-style-complex="italic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497bac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normal" style:text-underline-style="none" officeooo:rsid="004ad640" style:font-style-asian="normal" style:font-style-complex="normal"/>
    </style:style>
    <style:style style:name="T11" style:family="text">
      <style:text-properties fo:font-style="normal" style:text-underline-style="none" officeooo:rsid="004ccdd7" style:font-style-asian="normal" style:font-style-complex="normal"/>
    </style:style>
    <style:style style:name="T12" style:family="text">
      <style:text-properties fo:font-style="normal" officeooo:rsid="004ccdd7" style:font-style-asian="normal" style:font-style-complex="normal"/>
    </style:style>
    <style:style style:name="T13" style:family="text">
      <style:text-properties officeooo:rsid="0049d3b4"/>
    </style:style>
    <style:style style:name="T14" style:family="text">
      <style:text-properties officeooo:rsid="004b5dc2"/>
    </style:style>
    <style:style style:name="T15" style:family="text">
      <style:text-properties officeooo:rsid="004a51fe"/>
    </style:style>
    <style:style style:name="T16" style:family="text">
      <style:text-properties style:text-underline-style="none" officeooo:rsid="004ad640"/>
    </style:style>
    <style:style style:name="T17" style:family="text">
      <style:text-properties officeooo:rsid="004ccdd7"/>
    </style:style>
    <style:style style:name="T18" style:family="text">
      <style:text-properties officeooo:rsid="004df7f5"/>
    </style:style>
    <style:style style:name="T19" style:family="text">
      <style:text-properties officeooo:rsid="004fbaed"/>
    </style:style>
    <style:style style:name="T20" style:family="text">
      <style:text-properties officeooo:rsid="0118ee2a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840c47"/>
    </style:style>
    <style:style style:name="T23" style:family="text">
      <style:text-properties officeooo:rsid="0053465b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Selection Sort</text:p>
      <text:p text:style-name="P16"/>
      <table:table table:name="Tabelle2" table:style-name="Tabelle2">
        <table:table-column table:style-name="Tabelle2.A" table:number-columns-repeated="9"/>
        <table:table-column table:style-name="Tabelle2.J"/>
        <table:table-row>
          <table:table-cell table:style-name="Tabelle2.A1" table:number-rows-spanned="2" office:value-type="string">
            <text:p text:style-name="P4">Schritt</text:p>
          </table:table-cell>
          <table:table-cell table:style-name="Tabelle2.B1" table:number-columns-spanned="7" office:value-type="string">
            <text:p text:style-name="P4">Indiz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2.I1" table:number-rows-spanned="2" office:value-type="string">
            <text:p text:style-name="P4">Index</text:p>
            <text:p text:style-name="P4">aktuell</text:p>
          </table:table-cell>
          <table:table-cell table:style-name="Tabelle2.J1" table:number-rows-spanned="2" office:value-type="string">
            <text:p text:style-name="P4">Index</text:p>
            <text:p text:style-name="P4">Min.</text:p>
          </table:table-cell>
        </table:table-row>
        <table:table-row>
          <table:covered-table-cell/>
          <table:table-cell table:style-name="Tabelle2.B2" office:value-type="string">
            <text:p text:style-name="P4">0</text:p>
          </table:table-cell>
          <table:table-cell table:style-name="Tabelle2.C2" office:value-type="string">
            <text:p text:style-name="P4">1</text:p>
          </table:table-cell>
          <table:table-cell table:style-name="Tabelle2.C2" office:value-type="string">
            <text:p text:style-name="P4">2</text:p>
          </table:table-cell>
          <table:table-cell table:style-name="Tabelle2.C2" office:value-type="string">
            <text:p text:style-name="P4">3</text:p>
          </table:table-cell>
          <table:table-cell table:style-name="Tabelle2.C2" office:value-type="string">
            <text:p text:style-name="P4">4</text:p>
          </table:table-cell>
          <table:table-cell table:style-name="Tabelle2.C2" office:value-type="string">
            <text:p text:style-name="P4">5</text:p>
          </table:table-cell>
          <table:table-cell table:style-name="Tabelle2.H2" office:value-type="string">
            <text:p text:style-name="P4">6</text:p>
          </table:table-cell>
          <table:covered-table-cell/>
          <table:covered-table-cell/>
        </table:table-row>
        <table:table-row>
          <table:table-cell table:style-name="Tabelle2.A1" office:value-type="string">
            <text:p text:style-name="P4">1</text:p>
          </table:table-cell>
          <table:table-cell table:style-name="Tabelle2.B3" office:value-type="string">
            <text:p text:style-name="P9">4</text:p>
          </table:table-cell>
          <table:table-cell table:style-name="Tabelle2.C3" office:value-type="string">
            <text:p text:style-name="P9">39</text:p>
          </table:table-cell>
          <table:table-cell table:style-name="Tabelle2.C3" office:value-type="string">
            <text:p text:style-name="P9">4</text:p>
          </table:table-cell>
          <table:table-cell table:style-name="Tabelle2.E3" office:value-type="string">
            <text:p text:style-name="P9">0</text:p>
          </table:table-cell>
          <table:table-cell table:style-name="Tabelle2.C3" office:value-type="string">
            <text:p text:style-name="P9">21</text:p>
          </table:table-cell>
          <table:table-cell table:style-name="Tabelle2.C3" office:value-type="string">
            <text:p text:style-name="P9">8</text:p>
          </table:table-cell>
          <table:table-cell table:style-name="Tabelle2.C3" office:value-type="string">
            <text:p text:style-name="P9">11</text:p>
          </table:table-cell>
          <table:table-cell table:style-name="Tabelle2.I9" office:value-type="string">
            <text:p text:style-name="P11">0</text:p>
          </table:table-cell>
          <table:table-cell table:style-name="Tabelle2.J9" office:value-type="string">
            <text:p text:style-name="P11">3</text:p>
          </table:table-cell>
        </table:table-row>
        <table:table-row>
          <table:table-cell table:style-name="Tabelle2.A1" office:value-type="string">
            <text:p text:style-name="P4">2</text:p>
          </table:table-cell>
          <table:table-cell table:style-name="Tabelle2.C3" office:value-type="string">
            <text:p text:style-name="P11">0</text:p>
          </table:table-cell>
          <table:table-cell table:style-name="Tabelle2.B3" office:value-type="string">
            <text:p text:style-name="P11">39</text:p>
          </table:table-cell>
          <table:table-cell table:style-name="Tabelle2.E3" office:value-type="string">
            <text:p text:style-name="P11">4</text:p>
          </table:table-cell>
          <table:table-cell table:style-name="Tabelle2.E3" office:value-type="string">
            <text:p text:style-name="P11">4</text:p>
          </table:table-cell>
          <table:table-cell table:style-name="Tabelle2.C3" office:value-type="string">
            <text:p text:style-name="P11">21</text:p>
          </table:table-cell>
          <table:table-cell table:style-name="Tabelle2.C3" office:value-type="string">
            <text:p text:style-name="P11">8</text:p>
          </table:table-cell>
          <table:table-cell table:style-name="Tabelle2.C3" office:value-type="string">
            <text:p text:style-name="P11">11</text:p>
          </table:table-cell>
          <table:table-cell table:style-name="Tabelle2.I9" office:value-type="string">
            <text:p text:style-name="P11">1</text:p>
          </table:table-cell>
          <table:table-cell table:style-name="Tabelle2.J9" office:value-type="string">
            <text:p text:style-name="P11">2</text:p>
          </table:table-cell>
        </table:table-row>
        <table:table-row>
          <table:table-cell table:style-name="Tabelle2.A1" office:value-type="string">
            <text:p text:style-name="P4">3</text:p>
          </table:table-cell>
          <table:table-cell table:style-name="Tabelle2.C3" office:value-type="string">
            <text:p text:style-name="P11">0</text:p>
          </table:table-cell>
          <table:table-cell table:style-name="Tabelle2.C3" office:value-type="string">
            <text:p text:style-name="P11">4</text:p>
          </table:table-cell>
          <table:table-cell table:style-name="Tabelle2.B3" office:value-type="string">
            <text:p text:style-name="P11">39</text:p>
          </table:table-cell>
          <table:table-cell table:style-name="Tabelle2.E3" office:value-type="string">
            <text:p text:style-name="P11">4</text:p>
          </table:table-cell>
          <table:table-cell table:style-name="Tabelle2.C3" office:value-type="string">
            <text:p text:style-name="P11">21</text:p>
          </table:table-cell>
          <table:table-cell table:style-name="Tabelle2.C3" office:value-type="string">
            <text:p text:style-name="P11">8</text:p>
          </table:table-cell>
          <table:table-cell table:style-name="Tabelle2.C3" office:value-type="string">
            <text:p text:style-name="P11">11</text:p>
          </table:table-cell>
          <table:table-cell table:style-name="Tabelle2.I9" office:value-type="string">
            <text:p text:style-name="P11">2</text:p>
          </table:table-cell>
          <table:table-cell table:style-name="Tabelle2.J9" office:value-type="string">
            <text:p text:style-name="P11">3</text:p>
          </table:table-cell>
        </table:table-row>
        <table:table-row>
          <table:table-cell table:style-name="Tabelle2.A1" office:value-type="string">
            <text:p text:style-name="P4">4</text:p>
          </table:table-cell>
          <table:table-cell table:style-name="Tabelle2.C3" office:value-type="string">
            <text:p text:style-name="P11">0</text:p>
          </table:table-cell>
          <table:table-cell table:style-name="Tabelle2.C3" office:value-type="string">
            <text:p text:style-name="P11">4</text:p>
          </table:table-cell>
          <table:table-cell table:style-name="Tabelle2.C3" office:value-type="string">
            <text:p text:style-name="P11">4</text:p>
          </table:table-cell>
          <table:table-cell table:style-name="Tabelle2.B3" office:value-type="string">
            <text:p text:style-name="P11">39</text:p>
          </table:table-cell>
          <table:table-cell table:style-name="Tabelle2.C3" office:value-type="string">
            <text:p text:style-name="P11">21</text:p>
          </table:table-cell>
          <table:table-cell table:style-name="Tabelle2.E3" office:value-type="string">
            <text:p text:style-name="P11">8</text:p>
          </table:table-cell>
          <table:table-cell table:style-name="Tabelle2.C3" office:value-type="string">
            <text:p text:style-name="P11">11</text:p>
          </table:table-cell>
          <table:table-cell table:style-name="Tabelle2.I9" office:value-type="string">
            <text:p text:style-name="P11">3</text:p>
          </table:table-cell>
          <table:table-cell table:style-name="Tabelle2.J9" office:value-type="string">
            <text:p text:style-name="P11">5</text:p>
          </table:table-cell>
        </table:table-row>
        <table:table-row>
          <table:table-cell table:style-name="Tabelle2.A1" office:value-type="string">
            <text:p text:style-name="P4">5</text:p>
          </table:table-cell>
          <table:table-cell table:style-name="Tabelle2.C3" office:value-type="string">
            <text:p text:style-name="P11">0</text:p>
          </table:table-cell>
          <table:table-cell table:style-name="Tabelle2.C3" office:value-type="string">
            <text:p text:style-name="P11">4</text:p>
          </table:table-cell>
          <table:table-cell table:style-name="Tabelle2.C3" office:value-type="string">
            <text:p text:style-name="P11">4</text:p>
          </table:table-cell>
          <table:table-cell table:style-name="Tabelle2.C3" office:value-type="string">
            <text:p text:style-name="P11">8</text:p>
          </table:table-cell>
          <table:table-cell table:style-name="Tabelle2.B3" office:value-type="string">
            <text:p text:style-name="P11">21</text:p>
          </table:table-cell>
          <table:table-cell table:style-name="Tabelle2.C3" office:value-type="string">
            <text:p text:style-name="P12">39</text:p>
          </table:table-cell>
          <table:table-cell table:style-name="Tabelle2.E3" office:value-type="string">
            <text:p text:style-name="P11">11</text:p>
          </table:table-cell>
          <table:table-cell table:style-name="Tabelle2.I9" office:value-type="string">
            <text:p text:style-name="P11">4</text:p>
          </table:table-cell>
          <table:table-cell table:style-name="Tabelle2.J9" office:value-type="string">
            <text:p text:style-name="P11">6</text:p>
          </table:table-cell>
        </table:table-row>
        <table:table-row>
          <table:table-cell table:style-name="Tabelle2.A1" office:value-type="string">
            <text:p text:style-name="P4">6</text:p>
          </table:table-cell>
          <table:table-cell table:style-name="Tabelle2.C3" office:value-type="string">
            <text:p text:style-name="P11">0</text:p>
          </table:table-cell>
          <table:table-cell table:style-name="Tabelle2.C3" office:value-type="string">
            <text:p text:style-name="P11">4</text:p>
          </table:table-cell>
          <table:table-cell table:style-name="Tabelle2.C3" office:value-type="string">
            <text:p text:style-name="P11">4</text:p>
          </table:table-cell>
          <table:table-cell table:style-name="Tabelle2.C3" office:value-type="string">
            <text:p text:style-name="P11">8</text:p>
          </table:table-cell>
          <table:table-cell table:style-name="Tabelle2.C3" office:value-type="string">
            <text:p text:style-name="P11">11</text:p>
          </table:table-cell>
          <table:table-cell table:style-name="Tabelle2.B3" office:value-type="string">
            <text:p text:style-name="P11">39</text:p>
          </table:table-cell>
          <table:table-cell table:style-name="Tabelle2.E3" office:value-type="string">
            <text:p text:style-name="P11">21</text:p>
          </table:table-cell>
          <table:table-cell table:style-name="Tabelle2.I9" office:value-type="string">
            <text:p text:style-name="P11">5</text:p>
          </table:table-cell>
          <table:table-cell table:style-name="Tabelle2.J9" office:value-type="string">
            <text:p text:style-name="P11">6</text:p>
          </table:table-cell>
        </table:table-row>
        <table:table-row>
          <table:table-cell table:style-name="Tabelle2.A1" office:value-type="string">
            <text:p text:style-name="P4">7</text:p>
          </table:table-cell>
          <table:table-cell table:style-name="Tabelle2.C3" office:value-type="string">
            <text:p text:style-name="P11">0</text:p>
          </table:table-cell>
          <table:table-cell table:style-name="Tabelle2.C3" office:value-type="string">
            <text:p text:style-name="P11">4</text:p>
          </table:table-cell>
          <table:table-cell table:style-name="Tabelle2.C3" office:value-type="string">
            <text:p text:style-name="P11">4</text:p>
          </table:table-cell>
          <table:table-cell table:style-name="Tabelle2.C3" office:value-type="string">
            <text:p text:style-name="P11">8</text:p>
          </table:table-cell>
          <table:table-cell table:style-name="Tabelle2.C3" office:value-type="string">
            <text:p text:style-name="P11">11</text:p>
          </table:table-cell>
          <table:table-cell table:style-name="Tabelle2.C3" office:value-type="string">
            <text:p text:style-name="P11">21</text:p>
          </table:table-cell>
          <table:table-cell table:style-name="Tabelle2.C3" office:value-type="string">
            <text:p text:style-name="P11">39</text:p>
          </table:table-cell>
          <table:table-cell table:style-name="Tabelle2.I9" office:value-type="string">
            <text:p text:style-name="P10"/>
          </table:table-cell>
          <table:table-cell table:style-name="Tabelle2.J9" office:value-type="string">
            <text:p text:style-name="P10"/>
          </table:table-cell>
        </table:table-row>
      </table:table>
      <text:p text:style-name="P17"/>
      <text:p text:style-name="P17"/>
      <text:p text:style-name="P20"><text:span text:style-name="T8">Äußere Schleife:</text:span> <text:s/><text:span text:style-name="T7">W</text:span>iederhol<text:span text:style-name="T7">e</text:span> <text:span text:style-name="T7">bis zum vorletzten Element des Arrays:</text:span></text:p>
      <text:p text:style-name="P20"/>
      <text:p text:style-name="P20"><text:tab/>Suche das Minimum <text:span text:style-name="T7">im verbleibenden Array:</text:span></text:p>
      <text:p text:style-name="P20"><text:tab/><text:span text:style-name="T7">Setze Variable min auf das aktuelle Element der äußeren Schleife</text:span></text:p>
      <text:p text:style-name="P20"><text:tab/><text:span text:style-name="T7">Setze Variable minIndex auf den aktuellen Index</text:span></text:p>
      <text:p text:style-name="P20"/>
      <text:p text:style-name="P20"><text:tab/><text:span text:style-name="T6">Innere Schleife:</text:span><text:span text:style-name="T7"> <text:s/>Wiederhole vom akt. Element der äußeren Schleife an:</text:span></text:p>
      <text:p text:style-name="P20"/>
      <text:p text:style-name="P20"><text:tab/><text:tab/><text:span text:style-name="T7">Falls das akt. Element der inneren Schleife kleiner als min ist,<text:line-break/><text:tab/><text:tab/>setze min auf dieses Element, und</text:span></text:p>
      <text:p text:style-name="P20"><text:tab/><text:tab/><text:span text:style-name="T7">setze minIndex auf dessen Position</text:span></text:p>
      <text:p text:style-name="P28"/>
      <text:p text:style-name="P20"><text:tab/>Tausch<text:span text:style-name="T7">e: Setze Element an der Stelle minIndex auf das akt. Element der äußeren Schl.</text:span></text:p>
      <text:p text:style-name="P20"><text:tab/><text:span text:style-name="T7">Setze akt. Element der äußeren Schl. auf min.</text:span></text:p>
      <text:p text:style-name="P28"/>
      <text:p text:style-name="P28"/>
      <text:p text:style-name="P32">int i, j; <text:s text:c="11"/><text:span text:style-name="T4">// </text:span><text:span text:style-name="T5">Variablen für äußere und innere Schleife</text:span></text:p>
      <text:p text:style-name="P32">int <text:span text:style-name="T13">min, </text:span>minIndex;</text:p>
      <text:p text:style-name="P32"/>
      <text:p text:style-name="P32">for (i = 0; i &lt; liste.length – 1; i++)</text:p>
      <text:p text:style-name="P32">{</text:p>
      <text:p text:style-name="P34"><text:s text:c="3"/>// Suche <text:span text:style-name="T13">Minimum</text:span> und <text:span text:style-name="T13">dessen</text:span> Position (vo<text:span text:style-name="T13">m aktuellen Index an</text:span>)</text:p>
      <text:p text:style-name="P32"><text:s text:c="3"/><text:span text:style-name="T13">min = liste[i]; </text:span></text:p>
      <text:p text:style-name="P32"><text:s text:c="3"/>minIndex = i;</text:p>
      <text:p text:style-name="P32"><text:s text:c="3"/>for (j = i + 1; j &lt; liste.length; j++)</text:p>
      <text:p text:style-name="P32"><text:s text:c="3"/>{</text:p>
      <text:p text:style-name="P32"><text:s text:c="6"/>if (liste[j] &lt; <text:span text:style-name="T14">min</text:span>)</text:p>
      <text:p text:style-name="P32"><text:s text:c="6"/>{</text:p>
      <text:p text:style-name="P32"><text:s text:c="9"/><text:span text:style-name="T14">min = liste[j];</text:span></text:p>
      <text:p text:style-name="P32"><text:s text:c="9"/>minIndex = j;</text:p>
      <text:p text:style-name="P32"><text:s text:c="6"/>}</text:p>
      <text:p text:style-name="P32"><text:s text:c="3"/>}</text:p>
      <text:p text:style-name="P34"><text:s text:c="3"/>// Vertausche <text:span text:style-name="T19">Minimum</text:span> mit de<text:span text:style-name="T19">m</text:span> aktuellen <text:span text:style-name="T19">Element</text:span></text:p>
      <text:p text:style-name="P32"><text:s text:c="3"/>liste[minIndex] = <text:span text:style-name="T14">liste[i];</text:span></text:p>
      <text:p text:style-name="P33"><text:s text:c="3"/>liste[i] <text:s text:c="7"/>= <text:span text:style-name="T14">min</text:span>;</text:p>
      <text:p text:style-name="P33">}</text:p>
      <text:p text:style-name="P30"><text:soft-page-break/>Bubble Sort</text:p>
      <text:p text:style-name="P17"/>
      <table:table table:name="Tabelle4" table:style-name="Tabelle4">
        <table:table-column table:style-name="Tabelle4.A" table:number-columns-repeated="8"/>
        <table:table-column table:style-name="Tabelle4.I"/>
        <table:table-row>
          <table:table-cell table:style-name="Tabelle4.A1" table:number-rows-spanned="2" office:value-type="string">
            <text:p text:style-name="P5">Schritt</text:p>
          </table:table-cell>
          <table:table-cell table:style-name="Tabelle4.B1" table:number-columns-spanned="7" office:value-type="string">
            <text:p text:style-name="P5">Indiz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4.I1" table:number-rows-spanned="2" office:value-type="string">
            <text:p text:style-name="P5">Index</text:p>
            <text:p text:style-name="P7">aktuell</text:p>
          </table:table-cell>
        </table:table-row>
        <table:table-row>
          <table:covered-table-cell/>
          <table:table-cell table:style-name="Tabelle4.B2" office:value-type="string">
            <text:p text:style-name="P5">0</text:p>
          </table:table-cell>
          <table:table-cell table:style-name="Tabelle4.C2" office:value-type="string">
            <text:p text:style-name="P5">1</text:p>
          </table:table-cell>
          <table:table-cell table:style-name="Tabelle4.C2" office:value-type="string">
            <text:p text:style-name="P5">2</text:p>
          </table:table-cell>
          <table:table-cell table:style-name="Tabelle4.C2" office:value-type="string">
            <text:p text:style-name="P5">3</text:p>
          </table:table-cell>
          <table:table-cell table:style-name="Tabelle4.C2" office:value-type="string">
            <text:p text:style-name="P5">4</text:p>
          </table:table-cell>
          <table:table-cell table:style-name="Tabelle4.C2" office:value-type="string">
            <text:p text:style-name="P5">5</text:p>
          </table:table-cell>
          <table:table-cell table:style-name="Tabelle4.H2" office:value-type="string">
            <text:p text:style-name="P5">6</text:p>
          </table:table-cell>
          <table:covered-table-cell/>
        </table:table-row>
        <table:table-row>
          <table:table-cell table:style-name="Tabelle4.A1" office:value-type="string">
            <text:p text:style-name="P5">1</text:p>
          </table:table-cell>
          <table:table-cell table:style-name="Tabelle4.B3" office:value-type="string">
            <text:h text:style-name="P49" text:outline-level="1">4</text:h>
          </table:table-cell>
          <table:table-cell table:style-name="Tabelle4.B3" office:value-type="string">
            <text:h text:style-name="P49" text:outline-level="1">39</text:h>
          </table:table-cell>
          <table:table-cell table:style-name="Tabelle4.D3" office:value-type="string">
            <text:h text:style-name="P49" text:outline-level="1">4</text:h>
          </table:table-cell>
          <table:table-cell table:style-name="Tabelle4.E3" office:value-type="string">
            <text:h text:style-name="P49" text:outline-level="1">0</text:h>
          </table:table-cell>
          <table:table-cell table:style-name="Tabelle4.F3" office:value-type="string">
            <text:h text:style-name="P49" text:outline-level="1">21</text:h>
          </table:table-cell>
          <table:table-cell table:style-name="Tabelle4.G3" office:value-type="string">
            <text:h text:style-name="P49" text:outline-level="1">8</text:h>
          </table:table-cell>
          <table:table-cell table:style-name="Tabelle4.H3" office:value-type="string">
            <text:h text:style-name="P49" text:outline-level="1">2</text:h>
          </table:table-cell>
          <table:table-cell table:style-name="Tabelle4.I3" office:value-type="string">
            <text:h text:style-name="P49" text:outline-level="1">0</text:h>
          </table:table-cell>
        </table:table-row>
        <table:table-row>
          <table:table-cell table:style-name="Tabelle4.A1" office:value-type="string">
            <text:p text:style-name="P5">2</text:p>
          </table:table-cell>
          <table:table-cell table:style-name="Tabelle4.B4" office:value-type="string">
            <text:h text:style-name="P49" text:outline-level="1">4</text:h>
          </table:table-cell>
          <table:table-cell table:style-name="Tabelle4.C4" office:value-type="string">
            <text:h text:style-name="P49" text:outline-level="1">39</text:h>
          </table:table-cell>
          <table:table-cell table:style-name="Tabelle4.C4" office:value-type="string">
            <text:h text:style-name="P49" text:outline-level="1">4</text:h>
          </table:table-cell>
          <table:table-cell table:style-name="Tabelle4.E4" office:value-type="string">
            <text:h text:style-name="P49" text:outline-level="1">0</text:h>
          </table:table-cell>
          <table:table-cell table:style-name="Tabelle4.F4" office:value-type="string">
            <text:h text:style-name="P49" text:outline-level="1">21</text:h>
          </table:table-cell>
          <table:table-cell table:style-name="Tabelle4.G4" office:value-type="string">
            <text:h text:style-name="P49" text:outline-level="1">8</text:h>
          </table:table-cell>
          <table:table-cell table:style-name="Tabelle4.H4" office:value-type="string">
            <text:h text:style-name="P49" text:outline-level="1">2</text:h>
          </table:table-cell>
          <table:table-cell table:style-name="Tabelle4.I4" office:value-type="string">
            <text:h text:style-name="P49" text:outline-level="1">1</text:h>
          </table:table-cell>
        </table:table-row>
        <table:table-row>
          <table:table-cell table:style-name="Tabelle4.A1" office:value-type="string">
            <text:p text:style-name="P5">3</text:p>
          </table:table-cell>
          <table:table-cell table:style-name="Tabelle4.B5" office:value-type="string">
            <text:h text:style-name="P49" text:outline-level="1">4</text:h>
          </table:table-cell>
          <table:table-cell table:style-name="Tabelle4.C5" office:value-type="string">
            <text:h text:style-name="P49" text:outline-level="1">4</text:h>
          </table:table-cell>
          <table:table-cell table:style-name="Tabelle4.C4" office:value-type="string">
            <text:h text:style-name="P49" text:outline-level="1">39</text:h>
          </table:table-cell>
          <table:table-cell table:style-name="Tabelle4.C4" office:value-type="string">
            <text:h text:style-name="P49" text:outline-level="1">0</text:h>
          </table:table-cell>
          <table:table-cell table:style-name="Tabelle4.F5" office:value-type="string">
            <text:h text:style-name="P49" text:outline-level="1">21</text:h>
          </table:table-cell>
          <table:table-cell table:style-name="Tabelle4.G5" office:value-type="string">
            <text:h text:style-name="P49" text:outline-level="1">8</text:h>
          </table:table-cell>
          <table:table-cell table:style-name="Tabelle4.H5" office:value-type="string">
            <text:h text:style-name="P49" text:outline-level="1">2</text:h>
          </table:table-cell>
          <table:table-cell table:style-name="Tabelle4.I5" office:value-type="string">
            <text:h text:style-name="P49" text:outline-level="1">2</text:h>
          </table:table-cell>
        </table:table-row>
        <table:table-row>
          <table:table-cell table:style-name="Tabelle4.A1" office:value-type="string">
            <text:p text:style-name="P5">4</text:p>
          </table:table-cell>
          <table:table-cell table:style-name="Tabelle4.B6" office:value-type="string">
            <text:h text:style-name="P49" text:outline-level="1">4</text:h>
          </table:table-cell>
          <table:table-cell table:style-name="Tabelle4.C6" office:value-type="string">
            <text:h text:style-name="P49" text:outline-level="1">4</text:h>
          </table:table-cell>
          <table:table-cell table:style-name="Tabelle4.D6" office:value-type="string">
            <text:h text:style-name="P49" text:outline-level="1">0</text:h>
          </table:table-cell>
          <table:table-cell table:style-name="Tabelle4.C4" office:value-type="string">
            <text:h text:style-name="P49" text:outline-level="1">39</text:h>
          </table:table-cell>
          <table:table-cell table:style-name="Tabelle4.C4" office:value-type="string">
            <text:h text:style-name="P49" text:outline-level="1">21</text:h>
          </table:table-cell>
          <table:table-cell table:style-name="Tabelle4.G6" office:value-type="string">
            <text:h text:style-name="P49" text:outline-level="1">8</text:h>
          </table:table-cell>
          <table:table-cell table:style-name="Tabelle4.H6" office:value-type="string">
            <text:h text:style-name="P49" text:outline-level="1">2</text:h>
          </table:table-cell>
          <table:table-cell table:style-name="Tabelle4.I6" office:value-type="string">
            <text:h text:style-name="P49" text:outline-level="1">3</text:h>
          </table:table-cell>
        </table:table-row>
        <table:table-row>
          <table:table-cell table:style-name="Tabelle4.A1" office:value-type="string">
            <text:p text:style-name="P5">5</text:p>
          </table:table-cell>
          <table:table-cell table:style-name="Tabelle4.B7" office:value-type="string">
            <text:h text:style-name="P49" text:outline-level="1">4</text:h>
          </table:table-cell>
          <table:table-cell table:style-name="Tabelle4.C7" office:value-type="string">
            <text:h text:style-name="P49" text:outline-level="1">4</text:h>
          </table:table-cell>
          <table:table-cell table:style-name="Tabelle4.D7" office:value-type="string">
            <text:h text:style-name="P49" text:outline-level="1">0</text:h>
          </table:table-cell>
          <table:table-cell table:style-name="Tabelle4.E7" office:value-type="string">
            <text:h text:style-name="P49" text:outline-level="1">21</text:h>
          </table:table-cell>
          <table:table-cell table:style-name="Tabelle4.C4" office:value-type="string">
            <text:h text:style-name="P49" text:outline-level="1">39</text:h>
          </table:table-cell>
          <table:table-cell table:style-name="Tabelle4.C4" office:value-type="string">
            <text:h text:style-name="P49" text:outline-level="1">8</text:h>
          </table:table-cell>
          <table:table-cell table:style-name="Tabelle4.H7" office:value-type="string">
            <text:h text:style-name="P49" text:outline-level="1">2</text:h>
          </table:table-cell>
          <table:table-cell table:style-name="Tabelle4.I7" office:value-type="string">
            <text:h text:style-name="P49" text:outline-level="1">4</text:h>
          </table:table-cell>
        </table:table-row>
        <table:table-row>
          <table:table-cell table:style-name="Tabelle4.A1" office:value-type="string">
            <text:p text:style-name="P5">6</text:p>
          </table:table-cell>
          <table:table-cell table:style-name="Tabelle4.B8" office:value-type="string">
            <text:h text:style-name="P49" text:outline-level="1">4</text:h>
          </table:table-cell>
          <table:table-cell table:style-name="Tabelle4.C8" office:value-type="string">
            <text:h text:style-name="P49" text:outline-level="1">4</text:h>
          </table:table-cell>
          <table:table-cell table:style-name="Tabelle4.D8" office:value-type="string">
            <text:h text:style-name="P49" text:outline-level="1">0</text:h>
          </table:table-cell>
          <table:table-cell table:style-name="Tabelle4.E8" office:value-type="string">
            <text:h text:style-name="P49" text:outline-level="1">21</text:h>
          </table:table-cell>
          <table:table-cell table:style-name="Tabelle4.F8" office:value-type="string">
            <text:h text:style-name="P49" text:outline-level="1">8</text:h>
          </table:table-cell>
          <table:table-cell table:style-name="Tabelle4.C4" office:value-type="string">
            <text:h text:style-name="P49" text:outline-level="1">39</text:h>
          </table:table-cell>
          <table:table-cell table:style-name="Tabelle4.C4" office:value-type="string">
            <text:h text:style-name="P49" text:outline-level="1">2</text:h>
          </table:table-cell>
          <table:table-cell table:style-name="Tabelle4.I8" office:value-type="string">
            <text:h text:style-name="P49" text:outline-level="1">5</text:h>
          </table:table-cell>
        </table:table-row>
        <table:table-row>
          <table:table-cell table:style-name="Tabelle4.A1" office:value-type="string">
            <text:p text:style-name="P5">7</text:p>
          </table:table-cell>
          <table:table-cell table:style-name="Tabelle4.B3" office:value-type="string">
            <text:h text:style-name="P49" text:outline-level="1">4</text:h>
          </table:table-cell>
          <table:table-cell table:style-name="Tabelle4.B3" office:value-type="string">
            <text:h text:style-name="P49" text:outline-level="1">4</text:h>
          </table:table-cell>
          <table:table-cell table:style-name="Tabelle4.D9" office:value-type="string">
            <text:h text:style-name="P49" text:outline-level="1">0</text:h>
          </table:table-cell>
          <table:table-cell table:style-name="Tabelle4.E9" office:value-type="string">
            <text:h text:style-name="P49" text:outline-level="1">21</text:h>
          </table:table-cell>
          <table:table-cell table:style-name="Tabelle4.F9" office:value-type="string">
            <text:h text:style-name="P49" text:outline-level="1">8</text:h>
          </table:table-cell>
          <table:table-cell table:style-name="Tabelle4.G9" office:value-type="string">
            <text:h text:style-name="P49" text:outline-level="1">2</text:h>
          </table:table-cell>
          <table:table-cell table:style-name="Tabelle4.H9" office:value-type="string">
            <text:h text:style-name="P49" text:outline-level="1">39</text:h>
          </table:table-cell>
          <table:table-cell table:style-name="Tabelle4.I9" office:value-type="string">
            <text:h text:style-name="P49" text:outline-level="1">0</text:h>
          </table:table-cell>
        </table:table-row>
        <table:table-row>
          <table:table-cell table:style-name="Tabelle4.A1" office:value-type="string">
            <text:p text:style-name="P7">8</text:p>
          </table:table-cell>
          <table:table-cell table:style-name="Tabelle4.B10" office:value-type="string">
            <text:h text:style-name="P49" text:outline-level="1">4</text:h>
          </table:table-cell>
          <table:table-cell table:style-name="Tabelle4.C4" office:value-type="string">
            <text:h text:style-name="P49" text:outline-level="1">4</text:h>
          </table:table-cell>
          <table:table-cell table:style-name="Tabelle4.C4" office:value-type="string">
            <text:h text:style-name="P49" text:outline-level="1">0</text:h>
          </table:table-cell>
          <table:table-cell table:style-name="Tabelle4.E10" office:value-type="string">
            <text:h text:style-name="P49" text:outline-level="1">21</text:h>
          </table:table-cell>
          <table:table-cell table:style-name="Tabelle4.F10" office:value-type="string">
            <text:h text:style-name="P49" text:outline-level="1">8</text:h>
          </table:table-cell>
          <table:table-cell table:style-name="Tabelle4.G10" office:value-type="string">
            <text:h text:style-name="P49" text:outline-level="1">2</text:h>
          </table:table-cell>
          <table:table-cell table:style-name="Tabelle4.H10" office:value-type="string">
            <text:h text:style-name="P49" text:outline-level="1">39</text:h>
          </table:table-cell>
          <table:table-cell table:style-name="Tabelle4.I10" office:value-type="string">
            <text:h text:style-name="P49" text:outline-level="1">1</text:h>
          </table:table-cell>
        </table:table-row>
        <table:table-row>
          <table:table-cell table:style-name="Tabelle4.A1" office:value-type="string">
            <text:p text:style-name="P7">9</text:p>
          </table:table-cell>
          <table:table-cell table:style-name="Tabelle4.B11" office:value-type="string">
            <text:h text:style-name="P49" text:outline-level="1">4</text:h>
          </table:table-cell>
          <table:table-cell table:style-name="Tabelle4.C11" office:value-type="string">
            <text:h text:style-name="P49" text:outline-level="1">0</text:h>
          </table:table-cell>
          <table:table-cell table:style-name="Tabelle4.B3" office:value-type="string">
            <text:h text:style-name="P49" text:outline-level="1">4</text:h>
          </table:table-cell>
          <table:table-cell table:style-name="Tabelle4.B3" office:value-type="string">
            <text:h text:style-name="P49" text:outline-level="1">21</text:h>
          </table:table-cell>
          <table:table-cell table:style-name="Tabelle4.F11" office:value-type="string">
            <text:h text:style-name="P49" text:outline-level="1">8</text:h>
          </table:table-cell>
          <table:table-cell table:style-name="Tabelle4.G11" office:value-type="string">
            <text:h text:style-name="P49" text:outline-level="1">2</text:h>
          </table:table-cell>
          <table:table-cell table:style-name="Tabelle4.H11" office:value-type="string">
            <text:h text:style-name="P49" text:outline-level="1">39</text:h>
          </table:table-cell>
          <table:table-cell table:style-name="Tabelle4.I11" office:value-type="string">
            <text:h text:style-name="P49" text:outline-level="1">2</text:h>
          </table:table-cell>
        </table:table-row>
        <table:table-row>
          <table:table-cell table:style-name="Tabelle4.A1" office:value-type="string">
            <text:p text:style-name="P7">10</text:p>
          </table:table-cell>
          <table:table-cell table:style-name="Tabelle4.B12" office:value-type="string">
            <text:h text:style-name="P49" text:outline-level="1">4</text:h>
          </table:table-cell>
          <table:table-cell table:style-name="Tabelle4.C12" office:value-type="string">
            <text:h text:style-name="P49" text:outline-level="1">0</text:h>
          </table:table-cell>
          <table:table-cell table:style-name="Tabelle4.D12" office:value-type="string">
            <text:h text:style-name="P49" text:outline-level="1">4</text:h>
          </table:table-cell>
          <table:table-cell table:style-name="Tabelle4.C4" office:value-type="string">
            <text:h text:style-name="P49" text:outline-level="1">21</text:h>
          </table:table-cell>
          <table:table-cell table:style-name="Tabelle4.C4" office:value-type="string">
            <text:h text:style-name="P49" text:outline-level="1">8</text:h>
          </table:table-cell>
          <table:table-cell table:style-name="Tabelle4.G12" office:value-type="string">
            <text:h text:style-name="P49" text:outline-level="1">2</text:h>
          </table:table-cell>
          <table:table-cell table:style-name="Tabelle4.H12" office:value-type="string">
            <text:h text:style-name="P49" text:outline-level="1">39</text:h>
          </table:table-cell>
          <table:table-cell table:style-name="Tabelle4.I12" office:value-type="string">
            <text:h text:style-name="P49" text:outline-level="1">3</text:h>
          </table:table-cell>
        </table:table-row>
        <table:table-row>
          <table:table-cell table:style-name="Tabelle4.A1" office:value-type="string">
            <text:p text:style-name="P7">11</text:p>
          </table:table-cell>
          <table:table-cell table:style-name="Tabelle4.B13" office:value-type="string">
            <text:h text:style-name="P49" text:outline-level="1">4</text:h>
          </table:table-cell>
          <table:table-cell table:style-name="Tabelle4.C13" office:value-type="string">
            <text:h text:style-name="P49" text:outline-level="1">0</text:h>
          </table:table-cell>
          <table:table-cell table:style-name="Tabelle4.D13" office:value-type="string">
            <text:h text:style-name="P49" text:outline-level="1">4</text:h>
          </table:table-cell>
          <table:table-cell table:style-name="Tabelle4.E13" office:value-type="string">
            <text:h text:style-name="P49" text:outline-level="1">8</text:h>
          </table:table-cell>
          <table:table-cell table:style-name="Tabelle4.C4" office:value-type="string">
            <text:h text:style-name="P49" text:outline-level="1">21</text:h>
          </table:table-cell>
          <table:table-cell table:style-name="Tabelle4.C4" office:value-type="string">
            <text:h text:style-name="P49" text:outline-level="1">2</text:h>
          </table:table-cell>
          <table:table-cell table:style-name="Tabelle4.H13" office:value-type="string">
            <text:h text:style-name="P49" text:outline-level="1">39</text:h>
          </table:table-cell>
          <table:table-cell table:style-name="Tabelle4.I13" office:value-type="string">
            <text:h text:style-name="P49" text:outline-level="1">4</text:h>
          </table:table-cell>
        </table:table-row>
        <table:table-row>
          <table:table-cell table:style-name="Tabelle4.A1" office:value-type="string">
            <text:p text:style-name="P7">12</text:p>
          </table:table-cell>
          <table:table-cell table:style-name="Tabelle4.C4" office:value-type="string">
            <text:h text:style-name="P49" text:outline-level="1">4</text:h>
          </table:table-cell>
          <table:table-cell table:style-name="Tabelle4.C4" office:value-type="string">
            <text:h text:style-name="P49" text:outline-level="1">0</text:h>
          </table:table-cell>
          <table:table-cell table:style-name="Tabelle4.D14" office:value-type="string">
            <text:h text:style-name="P49" text:outline-level="1">4</text:h>
          </table:table-cell>
          <table:table-cell table:style-name="Tabelle4.E14" office:value-type="string">
            <text:h text:style-name="P49" text:outline-level="1">8</text:h>
          </table:table-cell>
          <table:table-cell table:style-name="Tabelle4.F14" office:value-type="string">
            <text:h text:style-name="P49" text:outline-level="1">2</text:h>
          </table:table-cell>
          <table:table-cell table:style-name="Tabelle4.G14" office:value-type="string">
            <text:h text:style-name="P49" text:outline-level="1">21</text:h>
          </table:table-cell>
          <table:table-cell table:style-name="Tabelle4.H14" office:value-type="string">
            <text:h text:style-name="P49" text:outline-level="1">39</text:h>
          </table:table-cell>
          <table:table-cell table:style-name="Tabelle4.I14" office:value-type="string">
            <text:h text:style-name="P49" text:outline-level="1">0</text:h>
          </table:table-cell>
        </table:table-row>
        <table:table-row>
          <table:table-cell table:style-name="Tabelle4.A1" office:value-type="string">
            <text:p text:style-name="P7">13</text:p>
          </table:table-cell>
          <table:table-cell table:style-name="Tabelle4.B15" office:value-type="string">
            <text:h text:style-name="P49" text:outline-level="1">0</text:h>
          </table:table-cell>
          <table:table-cell table:style-name="Tabelle4.B3" office:value-type="string">
            <text:h text:style-name="P49" text:outline-level="1">4</text:h>
          </table:table-cell>
          <table:table-cell table:style-name="Tabelle4.B3" office:value-type="string">
            <text:h text:style-name="P49" text:outline-level="1">4</text:h>
          </table:table-cell>
          <table:table-cell table:style-name="Tabelle4.E15" office:value-type="string">
            <text:h text:style-name="P49" text:outline-level="1">8</text:h>
          </table:table-cell>
          <table:table-cell table:style-name="Tabelle4.F15" office:value-type="string">
            <text:h text:style-name="P49" text:outline-level="1">2</text:h>
          </table:table-cell>
          <table:table-cell table:style-name="Tabelle4.G15" office:value-type="string">
            <text:h text:style-name="P49" text:outline-level="1">21</text:h>
          </table:table-cell>
          <table:table-cell table:style-name="Tabelle4.H15" office:value-type="string">
            <text:h text:style-name="P49" text:outline-level="1">39</text:h>
          </table:table-cell>
          <table:table-cell table:style-name="Tabelle4.I15" office:value-type="string">
            <text:h text:style-name="P49" text:outline-level="1">1</text:h>
          </table:table-cell>
        </table:table-row>
        <table:table-row>
          <table:table-cell table:style-name="Tabelle4.A1" office:value-type="string">
            <text:p text:style-name="P7">14</text:p>
          </table:table-cell>
          <table:table-cell table:style-name="Tabelle4.B16" office:value-type="string">
            <text:h text:style-name="P49" text:outline-level="1">0</text:h>
          </table:table-cell>
          <table:table-cell table:style-name="Tabelle4.C16" office:value-type="string">
            <text:h text:style-name="P49" text:outline-level="1">4</text:h>
          </table:table-cell>
          <table:table-cell table:style-name="Tabelle4.B3" office:value-type="string">
            <text:h text:style-name="P49" text:outline-level="1">4</text:h>
          </table:table-cell>
          <table:table-cell table:style-name="Tabelle4.B3" office:value-type="string">
            <text:h text:style-name="P49" text:outline-level="1">8</text:h>
          </table:table-cell>
          <table:table-cell table:style-name="Tabelle4.F16" office:value-type="string">
            <text:h text:style-name="P49" text:outline-level="1">2</text:h>
          </table:table-cell>
          <table:table-cell table:style-name="Tabelle4.G16" office:value-type="string">
            <text:h text:style-name="P49" text:outline-level="1">21</text:h>
          </table:table-cell>
          <table:table-cell table:style-name="Tabelle4.H16" office:value-type="string">
            <text:h text:style-name="P49" text:outline-level="1">39</text:h>
          </table:table-cell>
          <table:table-cell table:style-name="Tabelle4.I16" office:value-type="string">
            <text:h text:style-name="P49" text:outline-level="1">2</text:h>
          </table:table-cell>
        </table:table-row>
        <table:table-row>
          <table:table-cell table:style-name="Tabelle4.A1" office:value-type="string">
            <text:p text:style-name="P7">15</text:p>
          </table:table-cell>
          <table:table-cell table:style-name="Tabelle4.B17" office:value-type="string">
            <text:h text:style-name="P49" text:outline-level="1">0</text:h>
          </table:table-cell>
          <table:table-cell table:style-name="Tabelle4.C17" office:value-type="string">
            <text:h text:style-name="P49" text:outline-level="1">4</text:h>
          </table:table-cell>
          <table:table-cell table:style-name="Tabelle4.D17" office:value-type="string">
            <text:h text:style-name="P49" text:outline-level="1">4</text:h>
          </table:table-cell>
          <table:table-cell table:style-name="Tabelle4.C4" office:value-type="string">
            <text:h text:style-name="P49" text:outline-level="1">8</text:h>
          </table:table-cell>
          <table:table-cell table:style-name="Tabelle4.C4" office:value-type="string">
            <text:h text:style-name="P49" text:outline-level="1">2</text:h>
          </table:table-cell>
          <table:table-cell table:style-name="Tabelle4.G17" office:value-type="string">
            <text:h text:style-name="P49" text:outline-level="1">21</text:h>
          </table:table-cell>
          <table:table-cell table:style-name="Tabelle4.H17" office:value-type="string">
            <text:h text:style-name="P49" text:outline-level="1">39</text:h>
          </table:table-cell>
          <table:table-cell table:style-name="Tabelle4.I17" office:value-type="string">
            <text:h text:style-name="P49" text:outline-level="1">3</text:h>
          </table:table-cell>
        </table:table-row>
        <table:table-row>
          <table:table-cell table:style-name="Tabelle4.A1" office:value-type="string">
            <text:p text:style-name="P7">16</text:p>
          </table:table-cell>
          <table:table-cell table:style-name="Tabelle4.B3" office:value-type="string">
            <text:h text:style-name="P49" text:outline-level="1">0</text:h>
          </table:table-cell>
          <table:table-cell table:style-name="Tabelle4.B3" office:value-type="string">
            <text:h text:style-name="P49" text:outline-level="1">4</text:h>
          </table:table-cell>
          <table:table-cell table:style-name="Tabelle4.D18" office:value-type="string">
            <text:h text:style-name="P49" text:outline-level="1">4</text:h>
          </table:table-cell>
          <table:table-cell table:style-name="Tabelle4.E18" office:value-type="string">
            <text:h text:style-name="P49" text:outline-level="1">2</text:h>
          </table:table-cell>
          <table:table-cell table:style-name="Tabelle4.F18" office:value-type="string">
            <text:h text:style-name="P49" text:outline-level="1">8</text:h>
          </table:table-cell>
          <table:table-cell table:style-name="Tabelle4.G18" office:value-type="string">
            <text:h text:style-name="P49" text:outline-level="1">21</text:h>
          </table:table-cell>
          <table:table-cell table:style-name="Tabelle4.H18" office:value-type="string">
            <text:h text:style-name="P49" text:outline-level="1">39</text:h>
          </table:table-cell>
          <table:table-cell table:style-name="Tabelle4.I18" office:value-type="string">
            <text:h text:style-name="P49" text:outline-level="1">0</text:h>
          </table:table-cell>
        </table:table-row>
        <table:table-row>
          <table:table-cell table:style-name="Tabelle4.A1" office:value-type="string">
            <text:p text:style-name="P7">17</text:p>
          </table:table-cell>
          <table:table-cell table:style-name="Tabelle4.B19" office:value-type="string">
            <text:h text:style-name="P49" text:outline-level="1">0</text:h>
          </table:table-cell>
          <table:table-cell table:style-name="Tabelle4.B3" office:value-type="string">
            <text:h text:style-name="P49" text:outline-level="1">4</text:h>
          </table:table-cell>
          <table:table-cell table:style-name="Tabelle4.B3" office:value-type="string">
            <text:h text:style-name="P49" text:outline-level="1">4</text:h>
          </table:table-cell>
          <table:table-cell table:style-name="Tabelle4.E19" office:value-type="string">
            <text:h text:style-name="P49" text:outline-level="1">2</text:h>
          </table:table-cell>
          <table:table-cell table:style-name="Tabelle4.F19" office:value-type="string">
            <text:h text:style-name="P49" text:outline-level="1">8</text:h>
          </table:table-cell>
          <table:table-cell table:style-name="Tabelle4.G19" office:value-type="string">
            <text:h text:style-name="P49" text:outline-level="1">21</text:h>
          </table:table-cell>
          <table:table-cell table:style-name="Tabelle4.H19" office:value-type="string">
            <text:h text:style-name="P49" text:outline-level="1">39</text:h>
          </table:table-cell>
          <table:table-cell table:style-name="Tabelle4.I19" office:value-type="string">
            <text:h text:style-name="P49" text:outline-level="1">1</text:h>
          </table:table-cell>
        </table:table-row>
        <table:table-row>
          <table:table-cell table:style-name="Tabelle4.A1" office:value-type="string">
            <text:p text:style-name="P7">18</text:p>
          </table:table-cell>
          <table:table-cell table:style-name="Tabelle4.B20" office:value-type="string">
            <text:h text:style-name="P49" text:outline-level="1">0</text:h>
          </table:table-cell>
          <table:table-cell table:style-name="Tabelle4.C20" office:value-type="string">
            <text:h text:style-name="P49" text:outline-level="1">4</text:h>
          </table:table-cell>
          <table:table-cell table:style-name="Tabelle4.C4" office:value-type="string">
            <text:h text:style-name="P49" text:outline-level="1">4</text:h>
          </table:table-cell>
          <table:table-cell table:style-name="Tabelle4.C4" office:value-type="string">
            <text:h text:style-name="P49" text:outline-level="1">2</text:h>
          </table:table-cell>
          <table:table-cell table:style-name="Tabelle4.F20" office:value-type="string">
            <text:h text:style-name="P49" text:outline-level="1">8</text:h>
          </table:table-cell>
          <table:table-cell table:style-name="Tabelle4.G20" office:value-type="string">
            <text:h text:style-name="P49" text:outline-level="1">21</text:h>
          </table:table-cell>
          <table:table-cell table:style-name="Tabelle4.H20" office:value-type="string">
            <text:h text:style-name="P49" text:outline-level="1">39</text:h>
          </table:table-cell>
          <table:table-cell table:style-name="Tabelle4.I20" office:value-type="string">
            <text:h text:style-name="P49" text:outline-level="1">2</text:h>
          </table:table-cell>
        </table:table-row>
        <table:table-row>
          <table:table-cell table:style-name="Tabelle4.A1" office:value-type="string">
            <text:p text:style-name="P7">19</text:p>
          </table:table-cell>
          <table:table-cell table:style-name="Tabelle4.B3" office:value-type="string">
            <text:h text:style-name="P49" text:outline-level="1">0</text:h>
          </table:table-cell>
          <table:table-cell table:style-name="Tabelle4.B3" office:value-type="string">
            <text:h text:style-name="P49" text:outline-level="1">4</text:h>
          </table:table-cell>
          <table:table-cell table:style-name="Tabelle4.D21" office:value-type="string">
            <text:h text:style-name="P49" text:outline-level="1">2</text:h>
          </table:table-cell>
          <table:table-cell table:style-name="Tabelle4.E21" office:value-type="string">
            <text:h text:style-name="P49" text:outline-level="1">4</text:h>
          </table:table-cell>
          <table:table-cell table:style-name="Tabelle4.F21" office:value-type="string">
            <text:h text:style-name="P49" text:outline-level="1">8</text:h>
          </table:table-cell>
          <table:table-cell table:style-name="Tabelle4.G21" office:value-type="string">
            <text:h text:style-name="P49" text:outline-level="1">21</text:h>
          </table:table-cell>
          <table:table-cell table:style-name="Tabelle4.H21" office:value-type="string">
            <text:h text:style-name="P49" text:outline-level="1">39</text:h>
          </table:table-cell>
          <table:table-cell table:style-name="Tabelle4.I21" office:value-type="string">
            <text:h text:style-name="P49" text:outline-level="1">0</text:h>
          </table:table-cell>
        </table:table-row>
        <table:table-row>
          <table:table-cell table:style-name="Tabelle4.A1" office:value-type="string">
            <text:p text:style-name="P7">20</text:p>
          </table:table-cell>
          <table:table-cell table:style-name="Tabelle4.B22" office:value-type="string">
            <text:h text:style-name="P49" text:outline-level="1">0</text:h>
          </table:table-cell>
          <table:table-cell table:style-name="Tabelle4.C4" office:value-type="string">
            <text:h text:style-name="P49" text:outline-level="1">4</text:h>
          </table:table-cell>
          <table:table-cell table:style-name="Tabelle4.C4" office:value-type="string">
            <text:h text:style-name="P49" text:outline-level="1">2</text:h>
          </table:table-cell>
          <table:table-cell table:style-name="Tabelle4.E22" office:value-type="string">
            <text:h text:style-name="P49" text:outline-level="1">4</text:h>
          </table:table-cell>
          <table:table-cell table:style-name="Tabelle4.F22" office:value-type="string">
            <text:h text:style-name="P49" text:outline-level="1">8</text:h>
          </table:table-cell>
          <table:table-cell table:style-name="Tabelle4.G22" office:value-type="string">
            <text:h text:style-name="P49" text:outline-level="1">21</text:h>
          </table:table-cell>
          <table:table-cell table:style-name="Tabelle4.H22" office:value-type="string">
            <text:h text:style-name="P49" text:outline-level="1">39</text:h>
          </table:table-cell>
          <table:table-cell table:style-name="Tabelle4.I22" office:value-type="string">
            <text:h text:style-name="P49" text:outline-level="1">1</text:h>
          </table:table-cell>
        </table:table-row>
        <table:table-row>
          <table:table-cell table:style-name="Tabelle4.A1" office:value-type="string">
            <text:p text:style-name="P7">21</text:p>
          </table:table-cell>
          <table:table-cell table:style-name="Tabelle4.B3" office:value-type="string">
            <text:h text:style-name="P49" text:outline-level="1">0</text:h>
          </table:table-cell>
          <table:table-cell table:style-name="Tabelle4.B3" office:value-type="string">
            <text:h text:style-name="P49" text:outline-level="1">2</text:h>
          </table:table-cell>
          <table:table-cell table:style-name="Tabelle4.D23" office:value-type="string">
            <text:h text:style-name="P49" text:outline-level="1">4</text:h>
          </table:table-cell>
          <table:table-cell table:style-name="Tabelle4.E23" office:value-type="string">
            <text:h text:style-name="P49" text:outline-level="1">4</text:h>
          </table:table-cell>
          <table:table-cell table:style-name="Tabelle4.F23" office:value-type="string">
            <text:h text:style-name="P49" text:outline-level="1">8</text:h>
          </table:table-cell>
          <table:table-cell table:style-name="Tabelle4.G23" office:value-type="string">
            <text:h text:style-name="P49" text:outline-level="1">21</text:h>
          </table:table-cell>
          <table:table-cell table:style-name="Tabelle4.H23" office:value-type="string">
            <text:h text:style-name="P49" text:outline-level="1">39</text:h>
          </table:table-cell>
          <table:table-cell table:style-name="Tabelle4.I23" office:value-type="string">
            <text:h text:style-name="P49" text:outline-level="1">0</text:h>
          </table:table-cell>
        </table:table-row>
      </table:table>
      <text:p text:style-name="P37"/>
      <text:p text:style-name="P18"/>
      <text:p text:style-name="P39"><text:span text:style-name="T8">Äußere Schleife:</text:span><text:span text:style-name="T9"> <text:s text:c="2"/></text:span>Wiederholt das Vertauschen <text:span text:style-name="T15">der Nachbarn</text:span></text:p>
      <text:p text:style-name="P23">Wiederhole <text:span text:style-name="T17">bis zum vorletzten Element (mit Index i):</text:span></text:p>
      <text:p text:style-name="P21"/>
      <text:p text:style-name="P27"><text:tab/><text:span text:style-name="T12">Die letzten „i“ Elemente sind schon korrekt sortiert.</text:span></text:p>
      <text:p text:style-name="P27"/>
      <text:p text:style-name="P21"><text:tab/><text:span text:style-name="T6">Innere Schleife:</text:span><text:span text:style-name="T16"> <text:s/></text:span></text:p>
      <text:p text:style-name="P22"><text:span text:style-name="T10"><text:tab/></text:span><text:span text:style-name="T11">Wiederhole bis eine Position vor dem „i-t letzten“</text:span></text:p>
      <text:p text:style-name="P26"/>
      <text:p text:style-name="P22"><text:span text:style-name="T11"><text:tab/><text:tab/>Falls</text:span> <text:span text:style-name="T17">aktuelles Element der inneren Schleife größer als sein Nachfolger,</text:span></text:p>
      <text:p text:style-name="P25"><text:tab/><text:tab/><text:span text:style-name="T17">Tausche die beiden (mithilfe einer Variablen)</text:span></text:p>
      <text:p text:style-name="P38"/>
      <text:p text:style-name="P38"/>
      <text:p text:style-name="P35">int i, j, temp;</text:p>
      <text:p text:style-name="P35"/>
      <text:p text:style-name="P35">for (i = 0; i &lt; liste.length - 1; i++)</text:p>
      <text:p text:style-name="P35">{</text:p>
      <text:p text:style-name="P36"><text:s text:c="3"/>// Die letzten i Elemente sind schon richtig sortiert.</text:p>
      <text:p text:style-name="P36"><text:s text:c="3"/>// <text:span text:style-name="T17">Wiederhole bis eine Pos. vor dem i-t letzten</text:span></text:p>
      <text:p text:style-name="P35"><text:s text:c="3"/>for (j = 0; j &lt; liste.length - i - 1; j++)</text:p>
      <text:p text:style-name="P35"><text:s text:c="3"/>{</text:p>
      <text:p text:style-name="P36"><text:s text:c="6"/>// <text:span text:style-name="T17">Verleiche mit Nachfolger und tausche ggf.</text:span></text:p>
      <text:p text:style-name="P35"><text:s text:c="6"/>if (liste[j] &gt; liste[j+1])</text:p>
      <text:p text:style-name="P35"><text:s text:c="6"/>{</text:p>
      <text:p text:style-name="P35"><text:s text:c="9"/>temp <text:s text:c="6"/>= liste[j];</text:p>
      <text:p text:style-name="P35"><text:s text:c="9"/>liste[j] <text:s text:c="2"/>= liste[j+1];</text:p>
      <text:p text:style-name="P35"><text:s text:c="9"/>liste[j+1] = temp;</text:p>
      <text:p text:style-name="P35"><text:s text:c="6"/>}</text:p>
      <text:p text:style-name="P35"><text:s text:c="3"/>}</text:p>
      <text:p text:style-name="P35">}</text:p>
      <text:p text:style-name="P24"/>
      <text:p text:style-name="P24"/>
      <text:p text:style-name="P24"/>
      <text:p text:style-name="P40">Insertion Sort</text:p>
      <text:p text:style-name="P19"/>
      <table:table table:name="Tabelle5" table:style-name="Tabelle5">
        <table:table-column table:style-name="Tabelle5.A"/>
        <table:table-column table:style-name="Tabelle5.B" table:number-columns-repeated="2"/>
        <table:table-column table:style-name="Tabelle5.A"/>
        <table:table-column table:style-name="Tabelle5.B" table:number-columns-repeated="3"/>
        <table:table-column table:style-name="Tabelle5.A"/>
        <table:table-column table:style-name="Tabelle5.B"/>
        <table:table-column table:style-name="Tabelle5.J"/>
        <table:table-row>
          <table:table-cell table:style-name="Tabelle5.A1" table:number-rows-spanned="2" office:value-type="string">
            <text:p text:style-name="P6">Schritt</text:p>
          </table:table-cell>
          <table:table-cell table:style-name="Tabelle5.B1" table:number-columns-spanned="7" office:value-type="string">
            <text:p text:style-name="P6">Indiz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5.I1" table:number-rows-spanned="2" office:value-type="string">
            <text:p text:style-name="P6">Index</text:p>
            <text:p text:style-name="P6">aktuell</text:p>
          </table:table-cell>
          <table:table-cell table:style-name="Tabelle5.J1" table:number-rows-spanned="2" office:value-type="string">
            <text:p text:style-name="P6">Index</text:p>
            <text:p text:style-name="P8">korrekt</text:p>
          </table:table-cell>
        </table:table-row>
        <table:table-row>
          <table:covered-table-cell/>
          <table:table-cell table:style-name="Tabelle5.B2" office:value-type="string">
            <text:p text:style-name="P6">0</text:p>
          </table:table-cell>
          <table:table-cell table:style-name="Tabelle5.C2" office:value-type="string">
            <text:p text:style-name="P6">1</text:p>
          </table:table-cell>
          <table:table-cell table:style-name="Tabelle5.C2" office:value-type="string">
            <text:p text:style-name="P6">2</text:p>
          </table:table-cell>
          <table:table-cell table:style-name="Tabelle5.C2" office:value-type="string">
            <text:p text:style-name="P6">3</text:p>
          </table:table-cell>
          <table:table-cell table:style-name="Tabelle5.C2" office:value-type="string">
            <text:p text:style-name="P6">4</text:p>
          </table:table-cell>
          <table:table-cell table:style-name="Tabelle5.C2" office:value-type="string">
            <text:p text:style-name="P6">5</text:p>
          </table:table-cell>
          <table:table-cell table:style-name="Tabelle5.H2" office:value-type="string">
            <text:p text:style-name="P6">6</text:p>
          </table:table-cell>
          <table:covered-table-cell/>
          <table:covered-table-cell/>
        </table:table-row>
        <table:table-row>
          <table:table-cell table:style-name="Tabelle5.A1" office:value-type="string">
            <text:p text:style-name="P6">1</text:p>
          </table:table-cell>
          <table:table-cell table:style-name="Tabelle5.B3" office:value-type="string">
            <text:h text:style-name="P49" text:outline-level="1">4</text:h>
          </table:table-cell>
          <table:table-cell table:style-name="Tabelle5.C3" office:value-type="string">
            <text:h text:style-name="P49" text:outline-level="1">39</text:h>
          </table:table-cell>
          <table:table-cell table:style-name="Tabelle5.C3" office:value-type="string">
            <text:h text:style-name="P49" text:outline-level="1">4</text:h>
          </table:table-cell>
          <table:table-cell table:style-name="Tabelle5.E3" office:value-type="string">
            <text:h text:style-name="P49" text:outline-level="1">0</text:h>
          </table:table-cell>
          <table:table-cell table:style-name="Tabelle5.F3" office:value-type="string">
            <text:h text:style-name="P49" text:outline-level="1">21</text:h>
          </table:table-cell>
          <table:table-cell table:style-name="Tabelle5.G3" office:value-type="string">
            <text:h text:style-name="P49" text:outline-level="1">8</text:h>
          </table:table-cell>
          <table:table-cell table:style-name="Tabelle5.H10" office:value-type="string">
            <text:h text:style-name="P49" text:outline-level="1">11</text:h>
          </table:table-cell>
          <table:table-cell table:style-name="Tabelle5.I3" office:value-type="string">
            <text:h text:style-name="P49" text:outline-level="1">0</text:h>
          </table:table-cell>
          <table:table-cell table:style-name="Tabelle5.J3" office:value-type="string">
            <text:h text:style-name="P49" text:outline-level="1">0</text:h>
          </table:table-cell>
        </table:table-row>
        <table:table-row>
          <table:table-cell table:style-name="Tabelle5.A1" office:value-type="string">
            <text:p text:style-name="P6">2</text:p>
          </table:table-cell>
          <table:table-cell table:style-name="Tabelle5.C3" office:value-type="string">
            <text:h text:style-name="P49" text:outline-level="1">4</text:h>
          </table:table-cell>
          <table:table-cell table:style-name="Tabelle5.B3" office:value-type="string">
            <text:h text:style-name="P49" text:outline-level="1">39</text:h>
          </table:table-cell>
          <table:table-cell table:style-name="Tabelle5.C3" office:value-type="string">
            <text:h text:style-name="P49" text:outline-level="1">4</text:h>
          </table:table-cell>
          <table:table-cell table:style-name="Tabelle5.C3" office:value-type="string">
            <text:h text:style-name="P49" text:outline-level="1">0</text:h>
          </table:table-cell>
          <table:table-cell table:style-name="Tabelle5.F4" office:value-type="string">
            <text:h text:style-name="P49" text:outline-level="1">21</text:h>
          </table:table-cell>
          <table:table-cell table:style-name="Tabelle5.G4" office:value-type="string">
            <text:h text:style-name="P49" text:outline-level="1">8</text:h>
          </table:table-cell>
          <table:table-cell table:style-name="Tabelle5.H10" office:value-type="string">
            <text:h text:style-name="P49" text:outline-level="1">11</text:h>
          </table:table-cell>
          <table:table-cell table:style-name="Tabelle5.I4" office:value-type="string">
            <text:h text:style-name="P49" text:outline-level="1">1</text:h>
          </table:table-cell>
          <table:table-cell table:style-name="Tabelle5.J4" office:value-type="string">
            <text:h text:style-name="P49" text:outline-level="1">1</text:h>
          </table:table-cell>
        </table:table-row>
        <table:table-row>
          <table:table-cell table:style-name="Tabelle5.A1" office:value-type="string">
            <text:p text:style-name="P6">3</text:p>
          </table:table-cell>
          <table:table-cell table:style-name="Tabelle5.C3" office:value-type="string">
            <text:h text:style-name="P49" text:outline-level="1">4</text:h>
          </table:table-cell>
          <table:table-cell table:style-name="Tabelle5.C5" office:value-type="string">
            <text:h text:style-name="P49" text:outline-level="1">39</text:h>
          </table:table-cell>
          <table:table-cell table:style-name="Tabelle5.B3" office:value-type="string">
            <text:h text:style-name="P49" text:outline-level="1">4</text:h>
          </table:table-cell>
          <table:table-cell table:style-name="Tabelle5.C3" office:value-type="string">
            <text:h text:style-name="P49" text:outline-level="1">0</text:h>
          </table:table-cell>
          <table:table-cell table:style-name="Tabelle5.C3" office:value-type="string">
            <text:h text:style-name="P49" text:outline-level="1">21</text:h>
          </table:table-cell>
          <table:table-cell table:style-name="Tabelle5.G5" office:value-type="string">
            <text:h text:style-name="P49" text:outline-level="1">8</text:h>
          </table:table-cell>
          <table:table-cell table:style-name="Tabelle5.H10" office:value-type="string">
            <text:h text:style-name="P49" text:outline-level="1">11</text:h>
          </table:table-cell>
          <table:table-cell table:style-name="Tabelle5.I5" office:value-type="string">
            <text:h text:style-name="P49" text:outline-level="1">2</text:h>
          </table:table-cell>
          <table:table-cell table:style-name="Tabelle5.J5" office:value-type="string">
            <text:h text:style-name="P49" text:outline-level="1">1</text:h>
          </table:table-cell>
        </table:table-row>
        <table:table-row>
          <table:table-cell table:style-name="Tabelle5.A1" office:value-type="string">
            <text:p text:style-name="P6">4</text:p>
          </table:table-cell>
          <table:table-cell table:style-name="Tabelle5.C5" office:value-type="string">
            <text:h text:style-name="P49" text:outline-level="1">4</text:h>
          </table:table-cell>
          <table:table-cell table:style-name="Tabelle5.C3" office:value-type="string">
            <text:h text:style-name="P49" text:outline-level="1">4</text:h>
          </table:table-cell>
          <table:table-cell table:style-name="Tabelle5.C3" office:value-type="string">
            <text:h text:style-name="P49" text:outline-level="1">39</text:h>
          </table:table-cell>
          <table:table-cell table:style-name="Tabelle5.B3" office:value-type="string">
            <text:h text:style-name="P49" text:outline-level="1">0</text:h>
          </table:table-cell>
          <table:table-cell table:style-name="Tabelle5.C3" office:value-type="string">
            <text:h text:style-name="P49" text:outline-level="1">21</text:h>
          </table:table-cell>
          <table:table-cell table:style-name="Tabelle5.C3" office:value-type="string">
            <text:h text:style-name="P49" text:outline-level="1">8</text:h>
          </table:table-cell>
          <table:table-cell table:style-name="Tabelle5.H10" office:value-type="string">
            <text:h text:style-name="P49" text:outline-level="1">11</text:h>
          </table:table-cell>
          <table:table-cell table:style-name="Tabelle5.I6" office:value-type="string">
            <text:h text:style-name="P49" text:outline-level="1">3</text:h>
          </table:table-cell>
          <table:table-cell table:style-name="Tabelle5.J6" office:value-type="string">
            <text:h text:style-name="P49" text:outline-level="1">0</text:h>
          </table:table-cell>
        </table:table-row>
        <table:table-row>
          <table:table-cell table:style-name="Tabelle5.A1" office:value-type="string">
            <text:p text:style-name="P6">5</text:p>
          </table:table-cell>
          <table:table-cell table:style-name="Tabelle5.B7" office:value-type="string">
            <text:h text:style-name="P49" text:outline-level="1">0</text:h>
          </table:table-cell>
          <table:table-cell table:style-name="Tabelle5.C3" office:value-type="string">
            <text:h text:style-name="P49" text:outline-level="1">4</text:h>
          </table:table-cell>
          <table:table-cell table:style-name="Tabelle5.C3" office:value-type="string">
            <text:h text:style-name="P49" text:outline-level="1">4</text:h>
          </table:table-cell>
          <table:table-cell table:style-name="Tabelle5.C5" office:value-type="string">
            <text:h text:style-name="P49" text:outline-level="1">39</text:h>
          </table:table-cell>
          <table:table-cell table:style-name="Tabelle5.B3" office:value-type="string">
            <text:h text:style-name="P49" text:outline-level="1">21</text:h>
          </table:table-cell>
          <table:table-cell table:style-name="Tabelle5.C3" office:value-type="string">
            <text:h text:style-name="P49" text:outline-level="1">8</text:h>
          </table:table-cell>
          <table:table-cell table:style-name="Tabelle5.C3" office:value-type="string">
            <text:h text:style-name="P49" text:outline-level="1">11</text:h>
          </table:table-cell>
          <table:table-cell table:style-name="Tabelle5.I7" office:value-type="string">
            <text:h text:style-name="P49" text:outline-level="1">4</text:h>
          </table:table-cell>
          <table:table-cell table:style-name="Tabelle5.J7" office:value-type="string">
            <text:h text:style-name="P49" text:outline-level="1">3</text:h>
          </table:table-cell>
        </table:table-row>
        <table:table-row>
          <table:table-cell table:style-name="Tabelle5.A1" office:value-type="string">
            <text:p text:style-name="P6">6</text:p>
          </table:table-cell>
          <table:table-cell table:style-name="Tabelle5.B8" office:value-type="string">
            <text:h text:style-name="P49" text:outline-level="1">0</text:h>
          </table:table-cell>
          <table:table-cell table:style-name="Tabelle5.C8" office:value-type="string">
            <text:h text:style-name="P49" text:outline-level="1">4</text:h>
          </table:table-cell>
          <table:table-cell table:style-name="Tabelle5.H10" office:value-type="string">
            <text:h text:style-name="P49" text:outline-level="1">4</text:h>
          </table:table-cell>
          <table:table-cell table:style-name="Tabelle5.C5" office:value-type="string">
            <text:h text:style-name="P49" text:outline-level="1">21</text:h>
          </table:table-cell>
          <table:table-cell table:style-name="Tabelle5.C3" office:value-type="string">
            <text:h text:style-name="P49" text:outline-level="1">39</text:h>
          </table:table-cell>
          <table:table-cell table:style-name="Tabelle5.B3" office:value-type="string">
            <text:h text:style-name="P49" text:outline-level="1">8</text:h>
          </table:table-cell>
          <table:table-cell table:style-name="Tabelle5.C3" office:value-type="string">
            <text:h text:style-name="P49" text:outline-level="1">11</text:h>
          </table:table-cell>
          <table:table-cell table:style-name="Tabelle5.I8" office:value-type="string">
            <text:h text:style-name="P49" text:outline-level="1">5</text:h>
          </table:table-cell>
          <table:table-cell table:style-name="Tabelle5.J8" office:value-type="string">
            <text:h text:style-name="P49" text:outline-level="1">3</text:h>
          </table:table-cell>
        </table:table-row>
        <table:table-row>
          <table:table-cell table:style-name="Tabelle5.A1" office:value-type="string">
            <text:p text:style-name="P6">7</text:p>
          </table:table-cell>
          <table:table-cell table:style-name="Tabelle5.B9" office:value-type="string">
            <text:h text:style-name="P49" text:outline-level="1">0</text:h>
          </table:table-cell>
          <table:table-cell table:style-name="Tabelle5.C9" office:value-type="string">
            <text:h text:style-name="P49" text:outline-level="1">4</text:h>
          </table:table-cell>
          <table:table-cell table:style-name="Tabelle5.H10" office:value-type="string">
            <text:h text:style-name="P49" text:outline-level="1">4</text:h>
          </table:table-cell>
          <table:table-cell table:style-name="Tabelle5.E9" office:value-type="string">
            <text:h text:style-name="P49" text:outline-level="1">8</text:h>
          </table:table-cell>
          <table:table-cell table:style-name="Tabelle5.C5" office:value-type="string">
            <text:h text:style-name="P49" text:outline-level="1">21</text:h>
          </table:table-cell>
          <table:table-cell table:style-name="Tabelle5.C3" office:value-type="string">
            <text:h text:style-name="P49" text:outline-level="1">39</text:h>
          </table:table-cell>
          <table:table-cell table:style-name="Tabelle5.B3" office:value-type="string">
            <text:h text:style-name="P49" text:outline-level="1">11</text:h>
          </table:table-cell>
          <table:table-cell table:style-name="Tabelle5.I9" office:value-type="string">
            <text:h text:style-name="P49" text:outline-level="1">6</text:h>
          </table:table-cell>
          <table:table-cell table:style-name="Tabelle5.J9" office:value-type="string">
            <text:h text:style-name="P49" text:outline-level="1">4</text:h>
          </table:table-cell>
        </table:table-row>
        <table:table-row>
          <table:table-cell table:style-name="Tabelle5.A1" office:value-type="string">
            <text:p text:style-name="P8">8</text:p>
          </table:table-cell>
          <table:table-cell table:style-name="Tabelle5.B10" office:value-type="string">
            <text:h text:style-name="P49" text:outline-level="1">0</text:h>
          </table:table-cell>
          <table:table-cell table:style-name="Tabelle5.C10" office:value-type="string">
            <text:h text:style-name="P49" text:outline-level="1">4</text:h>
          </table:table-cell>
          <table:table-cell table:style-name="Tabelle5.H10" office:value-type="string">
            <text:h text:style-name="P49" text:outline-level="1">4</text:h>
          </table:table-cell>
          <table:table-cell table:style-name="Tabelle5.C3" office:value-type="string">
            <text:h text:style-name="P49" text:outline-level="1">8</text:h>
          </table:table-cell>
          <table:table-cell table:style-name="Tabelle5.C3" office:value-type="string">
            <text:h text:style-name="P49" text:outline-level="1">11</text:h>
          </table:table-cell>
          <table:table-cell table:style-name="Tabelle5.C3" office:value-type="string">
            <text:h text:style-name="P49" text:outline-level="1">21</text:h>
          </table:table-cell>
          <table:table-cell table:style-name="Tabelle5.H10" office:value-type="string">
            <text:h text:style-name="P49" text:outline-level="1">39</text:h>
          </table:table-cell>
          <table:table-cell table:style-name="Tabelle5.I10" office:value-type="string">
            <text:h text:style-name="P50" text:outline-level="1"/>
          </table:table-cell>
          <table:table-cell table:style-name="Tabelle5.J10" office:value-type="string">
            <text:h text:style-name="P50" text:outline-level="1"/>
          </table:table-cell>
        </table:table-row>
      </table:table>
      <text:p text:style-name="P19"/>
      <text:p text:style-name="P42"/>
      <text:p text:style-name="P44"/>
      <text:p text:style-name="P48"><text:span text:style-name="T6">Äußere for-Schleife:</text:span> Wiederholt das Einfügen der aktuellen Zahl nach links.</text:p>
      <text:p text:style-name="P43"><text:span text:style-name="T18">Wiederhole</text:span> vom zweiten bis zum letzten <text:span text:style-name="T18">Element:</text:span></text:p>
      <text:p text:style-name="P43"/>
      <text:p text:style-name="P43"><text:tab/><text:span text:style-name="T18">Setze Variable aktuell auf das aktuelle Element der äußeren Schleife</text:span></text:p>
      <text:p text:style-name="P41"/>
      <text:p text:style-name="P41"><text:tab/><text:span text:style-name="T6">Innere Schleife:</text:span></text:p>
      <text:p text:style-name="P43"><text:tab/>Vo<text:span text:style-name="T18">m </text:span>aktuellen <text:span text:style-name="T18">Element der äußeren Schleife </text:span>gehe schrittweise <text:span text:style-name="T18">solange</text:span> nach links, </text:p>
      <text:p text:style-name="P43"><text:tab/>bis <text:span text:style-name="T18">entweder</text:span> eine Zahl gefunden ist, die kleiner als „<text:span text:style-name="T18">aktuell“</text:span> ist </text:p>
      <text:p text:style-name="P43"><text:tab/>oder der Anfang des Array erreicht ist.</text:p>
      <text:p text:style-name="P41"/>
      <text:p text:style-name="P41"><text:tab/><text:tab/>Falls <text:span text:style-name="T18">das aktuelle Element der inneren Schleife größer als „aktuell“ ist,</text:span></text:p>
      <text:p text:style-name="P41"><text:tab/><text:tab/>Verschiebe <text:span text:style-name="T18">dieses Element</text:span> eins nach rechts.</text:p>
      <text:p text:style-name="P41"/>
      <text:p text:style-name="P43"><text:tab/><text:span text:style-name="T18">An die Stelle, wo die innere Schleife aufgehört hat:</text:span></text:p>
      <text:p text:style-name="P43"><text:tab/><text:span text:style-name="T18">Setze dort „aktuell“ ein.</text:span></text:p>
      <text:p text:style-name="P41"/>
      <text:p text:style-name="P41"/>
      <text:p text:style-name="P41"/>
      <text:p text:style-name="P46">int i, j, aktuell;</text:p>
      <text:p text:style-name="P46"/>
      <text:p text:style-name="P46">for (i = 1; i &lt; liste.length; i++)</text:p>
      <text:p text:style-name="P46">{</text:p>
      <text:p text:style-name="P46"><text:s text:c="3"/>aktuell = liste[i];</text:p>
      <text:p text:style-name="P46"><text:s text:c="3"/>j = i-1;</text:p>
      <text:p text:style-name="P46"><text:s text:c="8"/></text:p>
      <text:p text:style-name="P47"><text:s text:c="3"/>// Gehe <text:span text:style-name="T19">solange </text:span>nach links, bis ein Element gefunden ist, </text:p>
      <text:p text:style-name="P47"><text:s text:c="3"/>// das kleiner oder gleich dem aktuellen Element ist</text:p>
      <text:p text:style-name="P47"><text:s text:c="3"/>// ODER bis das Ende der Liste erreicht ist</text:p>
      <text:p text:style-name="P46"><text:s text:c="3"/>while (j &gt;= 0 &amp;&amp; aktuell &lt; liste[j])</text:p>
      <text:p text:style-name="P46"><text:s text:c="3"/>{</text:p>
      <text:p text:style-name="P47"><text:s text:c="6"/>// Schiebe jedes Element, das größer ist, nach rechts</text:p>
      <text:p text:style-name="P46"><text:s text:c="6"/>liste[j+1] = liste[j];</text:p>
      <text:p text:style-name="P46"><text:s text:c="6"/>j--;</text:p>
      <text:p text:style-name="P46"><text:s text:c="3"/>}</text:p>
      <text:p text:style-name="P47"><text:s text:c="3"/>// An dieser Stelle <text:span text:style-name="T19">füge das</text:span> aktuelle Element ei<text:span text:style-name="T19">n</text:span></text:p>
      <text:p text:style-name="P46"><text:s text:c="3"/>liste[j+1] = aktuell;</text:p>
      <text:p text:style-name="P46">}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1"><draw:frame text:anchor-type="paragraph" draw:z-index="0" draw:name="Form1" draw:style-name="gr1" draw:text-style-name="P51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21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22">pothmann.de</text:span></text:a></text:p>
      <text:p text:style-name="P45">Freigegeben unter <text:a xlink:type="simple" xlink:href="https://creativecommons.org/licenses/by-nc-sa/4.0/" text:style-name="Internet_20_link" text:visited-style-name="Visited_20_Internet_20_Link">CC BY-NC-SA 4.0</text:a>, <text:span text:style-name="T20">April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Courier New1" svg:font-family="'Courier New'" style:font-family-generic="modern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Tabelle3" style:family="table" style:master-page-name="First_20_Page">
      <style:table-properties style:width="17.357cm" fo:margin-left="-0.191cm" style:page-number="auto" table:align="left" style:writing-mode="lr-tb"/>
    </style:style>
    <style:style style:name="Tabelle3.A" style:family="table-column">
      <style:table-column-properties style:column-width="7.197cm"/>
    </style:style>
    <style:style style:name="Tabelle3.B" style:family="table-column">
      <style:table-column-properties style:column-width="2.805cm"/>
    </style:style>
    <style:style style:name="Tabelle3.C" style:family="table-column">
      <style:table-column-properties style:column-width="7.355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style:font-name="Liberation Serif" fo:font-weight="bold" officeooo:rsid="004754c5" officeooo:paragraph-rsid="004754c5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P4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officeooo:rsid="0053465b"/>
    </style:style>
    <style:style style:name="MT2" style:family="text">
      <style:text-properties officeooo:rsid="0022d049"/>
    </style:style>
    <style:style style:name="MT3" style:family="text">
      <style:text-properties style:font-name="Times New Roman1" fo:font-size="12pt" officeooo:rsid="0058126a"/>
    </style:style>
    <style:style style:name="MT4" style:family="text">
      <style:text-properties style:font-name="Times New Roman1" fo:font-size="12pt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Sortier<text:span text:style-name="MT1">en – Lösung</text:span>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- <text:span text:style-name="MT2">Java</text:span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able:table table:name="Tabelle3" table:style-name="Tabelle3">
          <table:table-column table:style-name="Tabelle3.A"/>
          <table:table-column table:style-name="Tabelle3.B"/>
          <table:table-column table:style-name="Tabelle3.C"/>
          <table:table-row table:style-name="Tabelle3.1">
            <table:table-cell table:style-name="Tabelle3.A1" office:value-type="string">
              <text:p text:style-name="MP4"><text:span text:style-name="MT3">B</text:span><text:span text:style-name="MT4">erechnungen mit Arrays</text:span></text:p>
            </table:table-cell>
            <table:table-cell table:style-name="Tabelle3.A1" office:value-type="string">
              <text:p text:style-name="MP5">Seite <text:page-number text:select-page="current">0</text:page-number></text:p>
            </table:table-cell>
            <table:table-cell table:style-name="Tabelle3.A1" office:value-type="string">
              <text:p text:style-name="MP6">Informatik – Java</text:p>
            </table:table-cell>
          </table:table-row>
        </table:table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4-11T00:51:26.741000000</dc:date>
    <meta:editing-duration>PT6H52M14S</meta:editing-duration>
    <meta:editing-cycles>60</meta:editing-cycles>
    <meta:generator>LibreOffice/6.2.5.2$Windows_X86_64 LibreOffice_project/1ec314fa52f458adc18c4f025c545a4e8b22c159</meta:generator>
    <meta:document-statistic meta:table-count="5" meta:image-count="0" meta:object-count="0" meta:page-count="5" meta:paragraph-count="463" meta:word-count="857" meta:character-count="3620" meta:non-whitespace-character-count="2971"/>
  </office:meta>
</office:document-meta>
</file>